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Times New Roman CYR" svg:font-family="'Times New Roman CYR'" style:font-family-generic="roman"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color="#666666"/>
    </style:style>
    <style:style style:name="P2" style:family="paragraph" style:parent-style-name="Standard">
      <style:paragraph-properties fo:margin-left="0cm" fo:margin-right="0cm" fo:text-align="justify" style:justify-single-word="false" fo:text-indent="1.199cm" style:auto-text-indent="false" style:text-autospace="none"/>
      <style:text-properties style:font-name="Times New Roman CYR" fo:font-size="14pt" fo:language="ru" fo:country="RU" style:font-name-asian="Times New Roman CYR" style:font-size-asian="14pt" style:font-name-complex="Times New Roman CYR" style:font-size-complex="14pt"/>
    </style:style>
    <style:style style:name="P3" style:family="paragraph" style:parent-style-name="Standard">
      <style:paragraph-properties fo:margin-left="0cm" fo:margin-right="0cm" fo:text-align="justify" style:justify-single-word="false" fo:text-indent="1.199cm" style:auto-text-indent="false"/>
      <style:text-properties fo:font-size="14pt" fo:language="ru" fo:country="RU" style:font-size-asian="14pt" style:font-size-complex="14pt"/>
    </style:style>
    <style:style style:name="P4" style:family="paragraph" style:parent-style-name="Standard">
      <style:paragraph-properties fo:margin-left="0cm" fo:margin-right="0cm" fo:text-align="justify" style:justify-single-word="false" fo:text-indent="1.199cm" style:auto-text-indent="false" style:text-autospace="none"/>
      <style:text-properties style:font-name="Times New Roman CYR" fo:font-size="14pt" fo:language="ru" fo:country="RU" style:font-name-asian="Times New Roman CYR" style:font-size-asian="14pt" style:font-name-complex="Times New Roman CYR" style:font-size-complex="14pt"/>
    </style:style>
    <style:style style:name="P5" style:family="paragraph" style:parent-style-name="Standard">
      <style:paragraph-properties fo:margin-left="0cm" fo:margin-right="0cm" fo:text-align="justify" style:justify-single-word="false" fo:text-indent="1.199cm" style:auto-text-indent="false"/>
      <style:text-properties fo:font-size="14pt" style:font-size-asian="14pt" style:font-size-complex="14pt"/>
    </style:style>
    <style:style style:name="P6" style:family="paragraph" style:parent-style-name="Standard">
      <style:paragraph-properties fo:margin-left="0cm" fo:margin-right="0cm" fo:text-align="justify" style:justify-single-word="false" fo:text-indent="1.199cm" style:auto-text-indent="false" style:text-autospace="none"/>
      <style:text-properties fo:font-size="14pt" style:font-size-asian="14pt" style:font-size-complex="14pt"/>
    </style:style>
    <style:style style:name="P7" style:family="paragraph" style:parent-style-name="Standard">
      <style:paragraph-properties fo:margin-left="0cm" fo:margin-right="0cm" fo:text-align="justify" style:justify-single-word="false" fo:text-indent="1.199cm" style:auto-text-indent="false"/>
      <style:text-properties fo:font-size="14pt" fo:language="ru" fo:country="RU" style:font-size-asian="14pt" style:font-size-complex="14pt"/>
    </style:style>
    <style:style style:name="T1" style:family="text">
      <style:text-properties fo:language="en" fo:country="US"/>
    </style:style>
    <style:style style:name="T2" style:family="text">
      <style:text-properties fo:language="ru" fo:country="RU"/>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Во время второго полета Нива назначили на шестьдесят вторую, и он волновался так, словно разница в несколько миль могла полностью изменить его представление о пустыне.</text:p>
      <text:p text:style-name="P2">На станции, кроме него, работали еще два инженера - Акар, который, как оказалось, был одного с Нивом возраста, хотя и выглядел немногим старше из-за преждевременной седины на висках, и Эвам, молодой совсем еще парнишка, получивший назначение в пустыню в первый раз. У них, как выражался Кханд, успевший рассказать Ниву уже почти обо всем, что когда-либо происходило в песках, была <text:span text:style-name="T1">"</text:span>долгая остановка" - вместо привычных нескольких дней они работали на шестьдесят второй почти неделю и успели сделать один полет в пояс ветров.</text:p>
      <text:p text:style-name="P2">Нив был рад тому, что теперь их на станции будет трое, а то, что один из инженеров столь же неопытен во всех этих исследовательских полетах, звуковых радарах и картах песков даже как-то непонятно обнадеживало его. Он уже не чувствовал себя беспомощным новобранцем, которого снисходительно наставляют в том, как нужно вести себя в открытых песках, как устанавливать радар, что делать во время крушения корабля, как ориентироваться по барханам, как защищаться от ветра, какие, в конце концов, имена следует давать песчаным холмам.</text:p>
      <text:p text:style-name="P2">Кханда в тот раз направили на другую станцию - наверняка за сотню миль от анильского моря, как считал Нив, где тот работает один, без напарников, с трудом перетаскивая тяжелый радар по зыбучему песку, а вечерами разговаривает сам собой, выпивая за один присест несколько бутылок воды.</text:p>
      <text:p text:style-name="P2">Нива встретили уже на станции, никто из его товарищей так и не удосужился выйти к виману, который привез Нива из сумеречного, еще пропитанного стылым ночным оцепенением города и, едва Нив успел разложить вещи в своем отсеке, Акар сообщил ему, что в пояс ветров они полетят вдвоем, а Эвам, который после прибытия Нива так и не показался в общей комнате, точно прятался от кого-то в своем отсеке, останется на шестьдесят второй.</text:p>
      <text:p text:style-name="P2">- У него тут есть чем заняться после нашего последнего полета, - сказал Акар, и Нив подумал, что во время их путешествия в зону молчания что-то произошло - он и сам-то в первый раз едва не свернул себе шею, испугавшись метеорита, - но не решился спросить об этом.</text:p>
      <text:p text:style-name="P2">Виман прилетел даже чуть раньше намеченного времени, но Акар странно медлил, и они вышли на взлетную площадку только после того, как улеглась поднятая двигателями корабля песчаная пыль. Нив даже подумал, что Акар недоволен тем, что пилот опережает расписание, но потом, глядя на то, как его товарищ шел, сощурившись, прикрывая лицо рукавом, хотя ветер на шестьдесят шестой был совсем слабый, подумал, <text:soft-page-break/>что прошедшая здесь неделя, видимо, оказалась для него слишком серьезным испытанием.</text:p>
      <text:p text:style-name="P2">Пилот включил аварийные огни и не стал вылезать из кабины, чтобы их встретить. Нив беспокойно взглянул на Акара, но тот не придавал этому никакого значения. Они молча зашли в отсек и задвинули за собой дверь. Послышался знакомый гул двигателей, и весь виман на несколько мгновений накрыло облако песка.</text:p>
      <text:p text:style-name="P2">Корабль на сей раз летел ровно, и их почти не подбрасывало на воздушных волнах. Акар устроился около иллюминатора, Нив же сидел рядом, но из-за плечей товарища ему было почти ничего не видно. Только солнечные блики мелькали на стенах в их тусклом отсеке.</text:p>
      <text:p text:style-name="P2">Впрочем, это была все та же пустыня, что и неделю назад - выточенные ветром дюны, песок, постепенно меняющий свой оттенок с бледно-желтого, почти белесого на багровый, невысокие скалы, утопающие в непроницаемо-черных с подветренной стороны барханах.</text:p>
      <text:p text:style-name="P2">Акар был неразговорчив. </text:p>
      <text:p text:style-name="P2">Он сидел, опустив голову, устало потирая пальцами лоб и виски. Нив все время думал спросить его о том, что же случилось во время их последнего полета с Эвамом, из-за чего паренек теперь остался на станции, <text:s/>а Нива в этот раз назначили именно сюда, хотя он был почти уверен в том, что снова окажется на одной станции вместе с Кхандом.</text:p>
      <text:p text:style-name="P2">- А сегодня как будто совсем нет ветра, - сказал наконец Нив вместо того, чтобы спросить о парне. - Должны быть, это тут хорошая примета? Или наоборот? - Он усмехнулся, посмотрев на Акара. - А то в первый мой полет нас немного потрепало.</text:p>
      <text:p text:style-name="P2">- Да, это раз на раз, - согласился Акар. - Еще неизвестно, что будет там.</text:p>
      <text:p text:style-name="P2">- Верно, - кивнул головой Нив.</text:p>
      <text:p text:style-name="P2">Под конец полета он уже почти скучал по беспрестанной болтовне Кханда. </text:p>
      <text:p text:style-name="P2">Нив невольно прислушивался к надрывному реву двигателей за спиной, к какому-то безотносительному дребезжанию, скрипу металлических панелей, из-за которого можно было подумать, что их корабль, не выдерживая нагрузок, расходится по швам. Он начинал думать, будто что-то идет не так - двигатели сбоят, или же в пустыне начинает непредсказанная бюро прогнозов буря, самая сильная за десятки лет, какую не видел даже Кханд, почти родивший в пустыне. Даже свет в окне казался ему каким-то неестественно желтым и резким, какой бывает только в городе по вечерам, когда солнечные лучи едва пробиваются через завесу чада висящего над домами.</text:p>
      <text:p text:style-name="P2">Нив напряженно смотрел на сигнальную лампу у потолка, в самом <text:soft-page-break/>конец пассажирского отсека, думая, включит ли ее на сей раз пилот, когда они будут подлетать к месту посадки.</text:p>
      <text:p text:style-name="P2">И тут солнечные тени на стенах поблекли, а потом и вовсе исчезли. В иллюминаторе на несколько секунд стало совсем темно, точно начиналась страшная песчаная буря, и волны песка вздымались так высоко, что скрывали собой все небо.</text:p>
      <text:p text:style-name="P2">Нив вздрогнул и потянулся к окну. Акар сначала непонимающе взглянул на Нива, а потом отодвинулся в сторону.</text:p>
      <text:p text:style-name="P2">Они летели над скалистой равниной, некоторые из скал были совсем высокими, словно под ними расстилалась настоящая горная гряда, покрытая песчаной пылью. Черные густые тени от этих ровных неестественных гор вытягивались по волнам песка на целые мили, из-за чего скалы можно было перепутать с их отражениями в дюнах.</text:p>
      <text:p text:style-name="P2">Нив несколько секунд пораженно смотрел в окно, а потом виман поднялся выше, и ему пришлось отвернуться, прикрывая глаза от яркого солнца.</text:p>
      <text:p text:style-name="P2">- Давай просто сделаем свою работу, - сказал Акар. - Тут нет ничего сложного. Всего лишь установить этот... - он замолчал на секунду, словно подбирая уместное ругательство, - радар. Я просто хочу покончить с этим и вернуться домой.</text:p>
      <text:p text:style-name="P2">Я тоже предпочел бы здесь не задерживаться, - улыбнулся Нив. - Все будет в порядке, - поспешил добавить он. - Я ведь уже не новичок. На моем счету уже целый боевой вылет.</text:p>
      <text:p text:style-name="P2">- Ну да, с этим...</text:p>
      <text:p text:style-name="P2">- Вы знаете Кханда?</text:p>
      <text:p text:style-name="P2">- Его трудно не знать, - сказал Акар и отвернулся к окну.</text:p>
      <text:p text:style-name="P2">Они снова замолчали. Корабль стал слегка раскачиваться, рассекая встречный воздушный поток, двигатели вздрагивали и завывали.</text:p>
      <text:p text:style-name="P2">- Интересно, а здесь бывают еще станции? - спросил Нив, вновь чувствуя, как подступает беспричинный сковывающий страх.</text:p>
      <text:p text:style-name="P2">- Где здесь? - сказал Акар.</text:p>
      <text:p text:style-name="P2">- Ну я имею в виду на таком расстоянии от анильского моря.</text:p>
      <text:p text:style-name="P2">- Вряд ли, - пожал плечами Акар. - Мы где-то уже далеко за сотой милей. Смысл тут что-то строить. Связь уже работает совсем плохо.</text:p>
      <text:p text:style-name="P2">Виман передернуло - Ниву даже пришлось ухватиться за поручень, - что-то под ним пронзительно заскрипело, и на какие-то мгновения двигатели совсем потеряли тягу, они падали в пески. Потом корабль выровнялся и уверенно пошел на снижение.</text:p>
      <text:p text:style-name="P2">- Интересный маневр, - сказал Нив.</text:p>
      <text:p text:style-name="P2">Акар ничего не ответил. Лампа у потолка загорелась.</text:p>
      <text:p text:style-name="P2">- Вот и мекхала агкати, - сказал зачем-то Нив, с трудом вспомнив, как <text:soft-page-break/>называл зону молчания Кханд.</text:p>
      <text:p text:style-name="P2">Акар молча кивнул головой.</text:p>
      <text:p text:style-name="P2">Виман какое-то время планировал над песками. Нив даже подумал, что пилот облетает кругами местность из-за того, что никак не может найти подходящее место для приземления. Лишь спустя несколько минут они стали заходить на посадку.</text:p>
      <text:p text:style-name="P2">После глухого толчка корабль погрузился в песок, и двигатели, изрыгнув облако чада, заглохли. </text:p>
      <text:p text:style-name="P2">Акар стал поспешно расстегивать ремни безопасности. Но Нив не торопился. Он словно чувствовал, как Акар поглядывал на него с недоверием, опасаясь, что он тоже совершит какую-нибудь глупость, как тот парень, чье имя Нив уже начал забывать, которого они даже не взяли с собой.</text:p>
      <text:p text:style-name="P2">Надо все сделать правильно, проверить, плотно ли застегнута куртка, не разошлись ли бахилы на ногах, не пытаться выбежать в пекло без респираторной маски как в прошлый раз.</text:p>
      <text:p text:style-name="P2">Нив вздохнул и попытался успокоиться. Он здесь уже не первый раз, в этом и правда нет ничего сложного. Он открыл щиток не стене и достал свою маску - ту самую, с мембранами на затылке, над которой подшучивал Кханд. Ниву как-то невольно хотелось показать, что это уже не первый его полет, что он уже во всем разобрался. </text:p>
      <text:p text:style-name="P2">Он тщательно проверил дыхательные мембраны и крепления респиратора, как и полагалось по инструкции, и тут подумал, что слишком долго копается с этой маской - прямо как растерянный новичок, - это наверняка раздражает его товарища.</text:p>
      <text:p text:style-name="P2">Акар быстро нацепил свой респиратор и ждал его у дверей.</text:p>
      <text:p text:style-name="P2">Они открыли двери отсека, и им в глаза ударили лучи солнца. Нив посмотрел на выгоревшее небо, по которому было невозможно определить время суток</text:p>
      <text:p text:style-name="P2">Здесь было так же, как и там, куда они в первый раз летали с Кхандом. Но и совсем иначе. Нив не мог это объяснить. Он вспомнил о падении метеорита и стал как-то невольно оглядываться по сторонам в поисках кратеров, но если они и были, то их давно уже занесло песком.</text:p>
      <text:p text:style-name="P2">- Ну, куда будем ставить? - спросил Нив.</text:p>
      <text:p text:style-name="P2">- Да выбирай сам, - сказал Акар. - Можно хоть прямо здесь. </text:p>
      <text:p text:style-name="P2">Наш летун умудрился сесть чуть ли не в не самом удачное месте здесь для установки. Прямо все по предписаниям. И самом пекле заодно. </text:p>
      <text:p text:style-name="P2">Нив кивнул головой и уже направился в отсек за радаром.</text:p>
      <text:p text:style-name="P2">- Место такое удачное, что у меня сейчас мозги вскипят, - добавил Акар и зашел в отсек вслед за ним.</text:p>
      <text:p text:style-name="P2">Они поставили Голос рядом с кораблем. Пилот так и не показался, <text:soft-page-break/>точно их корабль был на автоматическом управлении.</text:p>
      <text:p text:style-name="P2">Ветер здесь был сильнее, чем на шестьдесят второй, но не таким порывистым и резким, как в первый полет Нива.</text:p>
      <text:p text:style-name="P2">- Ладно, - сказал Акар. - Пойдем в виман, здесь и правда немудрено свариться.</text:p>
      <text:p text:style-name="P2">В корабле было душно, чувствовалось, как весь корпус вимана раскаляется под солнечными лучами. Акар сразу же снял респираторную маску. Нив последовал его примеру, но дышать все равно было тяжело.</text:p>
      <text:p text:style-name="P2">- Ты же полтора года здесь, - спросил Нив?</text:p>
      <text:p text:style-name="P2">Акар кивнул головой.</text:p>
      <text:p text:style-name="P2">- И как? Писал уже заявление на перевод? - усмехнулся Нив.</text:p>
      <text:p text:style-name="P2">- Да, - вздохнул Акар (продолжая тереть лицо рукой). - После первого года писал. Но как видишь... Наверное, они ждут, пока у меня окончательно не сварятся мозги, а потом уже и переводить куда-нибудь...</text:p>
      <text:p text:style-name="P2">Акар замолчал, задумавшись о чем-то.</text:p>
      <text:p text:style-name="P2">- А почему вообще сюда перевели?</text:p>
      <text:p text:style-name="P2">Акар как-то странно посмотрел на Нива и ничего не сказал. Нив не понял его взгляд, но не стал ни о чем спрашивать. А почему меня сюда перевели, подумал он.</text:p>
      <text:p text:style-name="P2">Яркий свет в иллюминаторе потускнел, а шум песка за металлическими стенами корабля усилился немного усилился, и Ниву, когда он закрывал глаза, казалось, что они все еще летят через встречные потоки ветра, песок баранит по выцветшей обшивке вимана, а воздух в отсеке точно выгорает из-за чудовищного жара, который передается от работающих двигателей.</text:p>
      <text:p text:style-name="P2">Дышать становилось все тяжелее. Акар сидел, сцепив руки и опустив голову. Он как будто задремал, хотя Нив не понимал, как можно заснуть в такой духоте. Но потом Нив сам почувствовал, что начинает слоно проваливаться куда-то.</text:p>
      <text:p text:style-name="P2">Он надел респираторную маску и вышел из корабля.</text:p>
      <text:p text:style-name="P2">Стало и правда темнее. Высоко в небе медленно плыли огромные грозовые облака, а солнце стало багровым как во время заката. </text:p>
      <text:p text:style-name="P2">Ниву в первую секунду показалось, что ему доведется увидеть то, что не видел в пустыне еще никто, ни Акар, ни Кханд, ни другие обитатели пронумерованных станций, ненавидящие или влюбленные в пустыне. Это будет так удивительно, так невообразимо - начало дождя в поясе ветров. Но потом он подумал, что даже если тут и начнется дождь, то ни одна капля все равно так и не долетит до земли.</text:p>
      <text:p text:style-name="P2">В респираторной маске дышалось легче, и Нив поначалу захотел вернуться в корабль, чтобы предложить Акару переждать снаружи - однако ему совсем не хотелось возвращаться. Да и тот наверняка предпочел бы <text:soft-page-break/>духоту пассажирского отсека этим преждвременным сумеркам в пустыне.</text:p>
      <text:p text:style-name="P2">Радар все еще работал, его вытянутый корпус ритмично покачивался, словно отсчитывая последние мгновение до начала страшного пустынного дождя - там, где в пески никогда не падает и единая капля влаги.</text:p>
      <text:p text:style-name="P2">Возвращаясь на станцию, Нив чувствовал усталость, как если бы провел в зоне молчания весь день. В пассажирском отсеке было все еще душно, лицо у Нива вспотело, и он постоянно тер его рукавом куртки, пока не стала гореть кожа.</text:p>
      <text:p text:style-name="P2">Акар уступил Ниву место рядом с иллюминатором, но ему совсем не хотелось смотреть вниз.</text:p>
      <text:p text:style-name="P2">За стеклом в иллюминаторе, на сей раз без искажений, проносились одинаковые дюны, сверкающие на солнце и черные с другой стороны. Этот вид вызывал непонятное тоскливое чувство. Пустыня оставалась позади, но и впереди была только пустыня.</text:p>
      <text:p text:style-name="P2"/>
      <text:p text:style-name="P2">2</text:p>
      <text:p text:style-name="P2"/>
      <text:p text:style-name="P2">В третий свой полет в пески Нив снова оказался на одной станции с Кхандом. Сорок девятая. Нив все еще запоминал названия станций, как будто эти цифры имели какое-то особое значение.</text:p>
      <text:p text:style-name="P2">На сей раз никто не встречал его ни на посадочной площадке, ни на самой станции. Высокая песчаная коса за сверкающим куполом сорок девятой накрывала густой тенью всю станцию. Дюна абхипрапад, подумал Нив, вспоминая о Кханде.</text:p>
      <text:p text:style-name="P2">Пятьдесят девятая была пуста. Нив достал из холодильника бутылку воды, зашел в ближайший отсек, бросил на пол тяжелую сумку, которая больно оттягивала ему плечо - собранная вместе с Аной, как обычно, множество вещей, которые ему совсем не пригодятся за эти несколько удушливых пустынных дней - и, намочив водой руки, протер лицо. </text:p>
      <text:p text:style-name="P2">Было еще только раннее утро, но, глядя на одинаковые волны бледного песка, превращавшиеся в сплошное желтоватое полотно у горизонта, ему начинало казаься, что здесь время суток теряет значение.</text:p>
      <text:p text:style-name="P2">Кханд прибыл только спустя час - вместе с облаком красноватого песка и порывистым пустынным ветром, который он сам называл каара.</text:p>
      <text:p text:style-name="P2">Вместе с ним прилетели и два тяжелых истертых чемодана, которые он, рахитично сгорбившись, еле выволок из вимана и бросил под ноги на песок. Нив услышал рев вимана из своего отсека и выбежал на посадочную площадку, чтобы встретить Кханда. Старик, как-то неуверенно топтавшийся вокруг своих чемоданов, приветственно помахал ему рукой.</text:p>
      <text:p text:style-name="P2">Пилот не стал дожидаться, пока они дотащут поклажу Кханда до станции и начал взлетать, точно куда-то опаздывал и не мог больше <text:soft-page-break/>медлить ни минуты.</text:p>
      <text:p text:style-name="P2">Их накрыло волной песка. Станция на какое-то мгновение исчезла за облаком кружащейся песчаной пыли, которая столбом поднялась в в желтоватое выцветшее небо.</text:p>
      <text:p text:style-name="P2">Кханд ссутилился и, закашлявшись, поднял воротник своей куртки. Нив выругался, но Кханда, казалось, вовсе не возмутила выходка пилота.</text:p>
      <text:p text:style-name="P2">- Ну и как ты тут без меня? - спросил он. - Уже подавал заявление на перевод?</text:p>
      <text:p text:style-name="P2">- Только через полгода, - ответил Нив.</text:p>
      <text:p text:style-name="P2">Кханд рассмеялся.</text:p>
      <text:p text:style-name="P2">- Да, придется тебе отмотать здесь целые полгода. </text:p>
      <text:p text:style-name="P2">- Это если переведут, - вздохнул Нив.</text:p>
      <text:p text:style-name="P2">Их вылет в зону молчания был запланирован на вечер. </text:p>
      <text:p text:style-name="P2">Нив не знал, кто и как составляет расписание, почему они всегда отправляются в пояс ветров в разное время, однако говорить об этом с Кхандом ему не хотелось, который в ответ наверняка принялся бы ему рассказывать какие-нибудь неправдоподобные и никак не связанные со временем их полетов истории.</text:p>
      <text:p text:style-name="P2">Нив сидел в общей комнате, у зашторенного, чтобы не светило солнце, окна, дожидаясь сумерек и дежурного вимана, который должен был прилететь перед закатом, чтобы отвезти их в мертвые пески. Он пытался слушать радио - огромное, похожее на длинноволновый военный коммутатор, устройство, по которому передавали помехи, новости и сводки о полетах - по особой зашифрованной волне, так, что ее могли ловить только приемники на станциях.</text:p>
      <text:p text:style-name="P2">Эти отчеты, сухая статистика, которую зачитывал ровный женский голос, вызывали у него непонятную сонливость, однако он не мог придумать себе лучшего занятия.</text:p>
      <text:p text:style-name="P2">- Сорок шестая. Два инженера. Вылет состоялся в одиннадцать сорок. Полет, согласно докладу пилота, длился час и тридцать шесть минут. Была успешно снята карта с юго-восточного секрета в четырнадцати милях от велаадри. Во время возвращения назад виман попал в небольшую зону турбулентности.</text:p>
      <text:p text:style-name="P2">Нив покрутил ручку регулятора частоты, и сквозь нескладный вой напоминающих ураганный ветер помех, пробилась какая-то резкая раздражающая музыка. Он вернулся на прежнюю частоту.</text:p>
      <text:p text:style-name="P2">- Семьдесять первая. Три инженера. Вылет состоялся без двенадцати час. Полет, согласно докладу пилота, длился час и восемь минут. Была успешно снята карта...</text:p>
      <text:p text:style-name="P2">Кханд, поняв наконец, что Нив не настроен слушать его истории, и не особенно любивший сводки о полетах в мекхала агкати, точно испытывал <text:soft-page-break/>ревность ко всем кто тоже записывает песню песков там, где царит вечная радио-тишина, важно сослался на неотложные дела и весь оставшийся день провозился со странным проигрывателем в своем отсеке, откуда постоянно доносились скрежет и шипение.</text:p>
      <text:p text:style-name="P2">Кханд вышел в общую комнату только за несколько минут до того, как за ними прилетел корабль - когда им сообщили о приближении вимана по коммутатору - и стал взволнованно подтарапливать Нива.</text:p>
      <text:p text:style-name="P2">Они вышли со станции, когда у вимана все еще работали моторы, и их снова обдало волной песка.</text:p>
      <text:p text:style-name="P2">Ближе к закату стало прохладнее, солнце уже не светило так ярко, выгорев за приближающийся к концу день. Нив сидел, сцепив на груди руки, на своем привычном месте - у мутного заплывшего иллюминатора, в котором не было видно ничего, кроме песка.</text:p>
      <text:p text:style-name="P2">Духота в отсеке корабля быстро разморила его, он чувствовал, что начинает засыпать. Вид из иллюминатора больше не интересовал его. Ниву казалось, что они летят тем же самым маршрутом, что и в первый раз.</text:p>
      <text:p text:style-name="P2">Кханд, видимо, решив приободрить своего понурого товарища, снова рассказывал ему о своем третьем полете в пояс ветров - ту же самую историю, что и в первый раз, Как будто успел забыть, что уже успел поделиться ей с Нивом.</text:p>
      <text:p text:style-name="P2">Нив старался делал вид, что слушает, хотя думал только о том, чтобы поскорее закончился этот день, и следующий, и день после него, чтобы он наконец мог вернуться домой.</text:p>
      <text:p text:style-name="P2">Виман приземлился рядом с небольшой скалой, которая показалась Ниву похожей обломок метеорита.</text:p>
      <text:p text:style-name="P2">Кханд стоял у открытых дверей в пассажирский отсек корабля, разглядывая холмы вокруг.</text:p>
      <text:p text:style-name="P2">- Ты знаешь, на сей раз у меня нет никакого желания тащить этот радар ахи знает куда, - сказал Нив.</text:p>
      <text:p text:style-name="P2">Кханд удивленно посмотрел на Нива.</text:p>
      <text:p text:style-name="P2">- Записать твою песню пустыни можно и здесь, - добавил Нив.</text:p>
      <text:p text:style-name="P2">Кханд задумчиво кивнул головой и снова посмотрел куда-то вдаль, отвернувшись от Нива.</text:p>
      <text:p text:style-name="P2">Нив побрел назад к пассажирскому отсеку.</text:p>
      <text:p text:style-name="P2">- Нет, - неожиданно сказал Кханд, показывая куда-то рукой. - Давай поставим там.</text:p>
      <text:p text:style-name="P2">По небу, оставляя за собой черный масляный след, пронесся метеорит, упавший где-то далеко, за багровыми дюнами, подняв высокий фонтан песка. Это как-то странно приободрило Нива. Он решил не спорить со стариком - в конце концов проще поставить радар там, где тот хочет, чем пытаться что-либо ему доказать.</text:p>
      <text:p text:style-name="P2"><text:soft-page-break/>Они установили радар и принялись ждать, пока тот закончит работать, укрывшись в тени корабля.</text:p>
      <text:p text:style-name="P2">- Что, ты исти куда-то? Неотложные дела? - сказал Кханд, заметил как Нив невольно поглядывает на свои неработающие часы.</text:p>
      <text:p text:style-name="P2">- Ну... не самое приятное место, чтобы провести вечер.</text:p>
      <text:p text:style-name="P2">- Да, очистителя воздуха здесь определенно не хватает, - сказал Кханд, и респираторная маска превратила его смех неприятный надрывный <text:s/>хрип.</text:p>
      <text:p text:style-name="P2">- А зачем ты их носишь, кстати? </text:p>
      <text:p text:style-name="P2">- Не знаю, - ответил Нив. - По привычке.</text:p>
      <text:p text:style-name="P2">- Вот-вот, - задумчивчиво сказал Кханд.</text:p>
      <text:p text:style-name="P2">Через несколько минут Голос перестал раскачиваться и замер, уставившись своим ослепшим оком на неподвижные дюны.</text:p>
      <text:p text:style-name="P2">- Ты знаешь, - сказал ему Кханд уже на обратном пути, - с пустыней все чувства всегда взаимны. Чем больше ты ее ненавидешь, тем больше она...</text:p>
      <text:p text:style-name="P2">И его заглушил рев двигателей - они попали в воздушную яму, корабль резко перекосило, Нив от неожиданности охнул и вслеснул руками, ухватившись за сваи на стене.</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Times New Roman CYR" svg:font-family="'Times New Roman CYR'" style:font-family-generic="roman"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Title" style:family="paragraph" style:parent-style-name="Standard" style:next-style-name="Text_20_body" style:class="text">
      <style:paragraph-properties fo:margin-top="0.423cm" fo:margin-bottom="0.212cm" fo:keep-with-next="always"/>
      <style:text-properties style:font-name="Times New Roman"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666666"/>
    </style:style>
    <style:page-layout style:name="Mpm1">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89H13M59S</meta:editing-duration>
    <meta:editing-cycles>429</meta:editing-cycles>
    <meta:generator>OpenOffice.org/3.1$Win32 OpenOffice.org_project/310m11$Build-9399</meta:generator>
    <dc:date>2010-02-20T02:27:40.79</dc:date>
    <dc:creator>Василий Воронков</dc:creator>
    <meta:document-statistic meta:table-count="0" meta:image-count="0" meta:object-count="0" meta:page-count="9" meta:paragraph-count="121" meta:word-count="3115" meta:character-count="19500"/>
    <meta:user-defined meta:name="Info 1"/>
    <meta:user-defined meta:name="Info 2"/>
    <meta:user-defined meta:name="Info 3"/>
    <meta:user-defined meta:name="Info 4"/>
  </office:meta>
</office:document-meta>
</file>